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16d" officeooo:paragraph-rsid="000b116d"/>
    </style:style>
    <style:style style:name="P2" style:family="paragraph" style:parent-style-name="Standard">
      <style:text-properties officeooo:rsid="000b116d" officeooo:paragraph-rsid="000c9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b116d" officeooo:paragraph-rsid="000c909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Top Secret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8:58:32.682520255</meta:creation-date>
    <dc:date>2022-12-01T18:12:30.845672302</dc:date>
    <meta:editing-duration>PT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